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fr1" style:family="graphic" style:parent-style-name="OLE">
      <style:graphic-properties style:run-through="foreground" style:wrap="none" style:vertical-pos="top" style:vertical-rel="paragraph" style:horizontal-pos="center" style:horizontal-rel="paragraph" draw:ole-draw-aspect="1"/>
    </style:style>
    <style:style style:name="fr2"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1">The Chaos Game</text:p>
      <text:p text:style-name="Text_20_body">The chaos game is an interesting (and fun) game that illustrates how seemingly random information (that also might seems chaotic) can combine later to produce something orderly; something beautiful. <text:s/>It works this way: first, plot the three vertices of an equilateral triangle on the board. <text:s/>Make sure that it is large enough to be seen by all the students.</text:p>
      <text:p text:style-name="Text_20_body">An equilateral triangle is unique in that each of its three sides are the same length (or equidistant to each other). <text:s/>So the three vertices (corners ) are exactly the same distance apart from each other. <text:s/>Since the internal angles of a triangle always add up to be 180 degrees, each angle of an equilateral triangle is the same. <text:s/>That means each angle is 60 degrees (for a total of 180 degrees).</text:p>
      <text:p text:style-name="Text_20_body"><draw:frame draw:style-name="fr1" draw:name="Object1" text:anchor-type="paragraph" svg:width="3.0728in" svg:height="2.6882in" draw:z-index="0"><draw:object xlink:href="./Object 1" xlink:type="simple" xlink:show="embed" xlink:actuate="onLoad"/><draw:image xlink:href="./ObjectReplacements/Object 1" xlink:type="simple" xlink:show="embed" xlink:actuate="onLoad"/><svg:desc>chart</svg:desc></draw:frame>Notice in the figure that the three vertices of a sample equilateral triangle are drawn on a coordinate system at the points (0,0), (15,0) and (7.5,13). <text:s/>Although these points are not “perfectly” equidistant, they are nearly so (and that's good enough for this example).</text:p>
      <text:p text:style-name="Text_20_body">The second thing we do when playing the chaos game is to randomly select two of the vertices we have just drawn on the board. <text:s/>Suppose that we select the two bottom vertices. <text:s/>We now compute the midpoint in between these two vertices using the midpoint formula as follows:</text:p>
      <text:p text:style-name="Text_20_body">From the points (x1,y1) and (x2,y2), we wish to compute the midpoint (x,y).</text:p>
      <text:p text:style-name="Text_20_body">x = (x1 + x2) / 2<text:tab/><text:tab/>x = (0 + 15) / 2 = 15 / 2 = 7.5</text:p>
      <text:p text:style-name="Text_20_body">y = (y1 + y2) / 2<text:tab/><text:tab/>y = (0 + 0) / 2 = 0 / 2 = 0</text:p>
      <text:p text:style-name="Text_20_body">So the midpoint (x,y) is (7.5,0). <text:s/>And we draw this point on the board.</text:p>
      <text:p text:style-name="Text_20_body">From now on, the game is similar. <text:s/>We always choose the most recently added midpoint and randomly select an original vertex (from the three). <text:s/>Suppose this time we select the top vertex. <text:s/>So we now compute the midpoint of our newest point, (7.5,0), and the top vertex, (7.5,13):</text:p>
      <text:p text:style-name="Text_20_body">x = (7.5 + 7.5) / 2 = 15 / 2 = 7.5</text:p>
      <text:p text:style-name="Text_20_body">y = (0 + 13) / 2 = 13 / 2 = 6.5</text:p>
      <text:p text:style-name="Text_20_body">So our newest point is now (7.5,6.5). <text:s/>And we draw this point. <text:s/>The game continues by choosing this newest point and, again, randomly selecting a vertex (from the original three) and computing the midpoint. <text:s/>It may take a good number of points (100 or so) to show how seemingly random points add <text:soft-page-break/>together to form the Sierpinski triangle (a fractal made up of triangles). <text:s/>And this is why we will want to use Excel to help us compute and draw these points much more quickly.</text:p>
      <text:p text:style-name="P1">Fractals</text:p>
      <text:p text:style-name="Text_20_body">A fractal is a geometric shape that can be broken down into similar parts. <text:s/>This means that a fractal is made up many parts which are just smaller versions of the whole thing. <text:s/>And these smaller parts are then made up of even smaller versions of the whole thing. <text:s/>And this goes on infinitely. <text:s/>Of course, our eyes can't see this going on infinitely because things get too small.</text:p>
      <text:p text:style-name="Text_20_body">Now since it's probably too time consuming to draw a Sierpinski triangle on the board, we can use Excel to help us get there much more quickly. <text:s/>For this, we will need to understand how Excel formulas work and how we can refer to other cells in a spreadsheet.</text:p>
      <text:p text:style-name="Text_20_body">But first, let's elaborate on what we mean by randomness when we “randomly” select a vertex.</text:p>
      <text:p text:style-name="P1">Randomness</text:p>
      <text:p text:style-name="Text_20_body">For something to be random, we mean that it must be selected (or happen) by chance (and is not predetermined). <text:s/>You can think of this as something done haphazardly (without intention, guidance or method). <text:s/>Something that is random also follows no predictable pattern. <text:s/>Think of rolling a dice. <text:s/>We have no way of predicting which number we'll roll next (other than to say it has to be between 1 and 6 inclusive).</text:p>
      <text:p text:style-name="Text_20_body">Randomness relates to probability in that probability is a way of expressing knowledge or belief that an event will occur. <text:s/>We might say that there is some probability that we'll choose the top vertex of the triangle. <text:s/>Actually, we can compute this. <text:s/>Formally, probability is defined as the number of ways of achieving success divided by the total number of possible outcomes or choices. <text:s/>So there is only one way to select the top vertex (to actually select it), and there are three possible choices (three vertices). <text:s/>So there is a 1/3 probability of selecting the top vertex. <text:s/>We can call this a one in three chance.</text:p>
      <text:p text:style-name="Text_20_body">The probability of something which is certain to happen is 1. <text:s/>the probability of something which is impossible to happen is 0.</text:p>
      <text:p text:style-name="Text_20_body">What is the probability of choosing one of the bottom two vertices? <text:s/>Well, the number of ways of selecting the two bottom vertices is 2, and again there are 3 possible vertices to choose from. <text:s/>So the probability is 2/3.</text:p>
      <text:p text:style-name="P1">Excel and the Chaos Game</text:p>
      <text:p text:style-name="Text_20_body">So now back to trying to make it easier to play the chaos game and generate the Sierpinski triangle. <text:s/>We'll do this in Excel.</text:p>
      <text:p text:style-name="Text_20_body">One way to accomplish this is to specify each point of the triangle on a row. <text:s/>So in column A we put the x component of the point and in column B we put the y component. <text:s/>Here is what the three vertices of an equilateral triangle might look like in Excel:</text:p>
      <text:p text:style-name="Text_20_body"><draw:frame draw:style-name="fr2" draw:name="Object2" text:anchor-type="paragraph" svg:width="0.6272in" svg:height="0.861in" draw:z-index="1"><draw:object xlink:href="./Object 2" xlink:type="simple" xlink:show="embed" xlink:actuate="onLoad"/><draw:image xlink:href="./ObjectReplacements/Object 2" xlink:type="simple" xlink:show="embed" xlink:actuate="onLoad"/></draw:frame></text:p>
      <text:p text:style-name="Text_20_body">We can plot these point (also in Excel) using a scatter plot. <text:s/>To do this, we click on Insert and then on <text:soft-page-break/>Scatter (plot). <text:s/>We want the one with just points. <text:s/>Notice that a plot has been added (with nothing in it). <text:s/>Now we need to select what we want to plot by clicking Select Data at the top. <text:s/>To select our three points, enter the following: =Sheet1!$A$2:$B$4</text:p>
      <text:p text:style-name="Text_20_body">Click close and notice how the points are drawn on the plot! <text:s/>To clean things up a bit and make things nicer, click on Series1 on the right side of the plot, then right-click on it and click Delete. <text:s/>To make the point size smaller, right click on a point and click on Format Series. <text:s/>Click on Marker Options, select Built-in and change the size to 2. <text:s/>Click on Close. <text:s/>Notice how the vertices have gotten smaller.</text:p>
      <text:p text:style-name="Text_20_body">Now we want to play the chaos game. <text:s/>Remember how it works. <text:s/>We want to have Excel randomly select two vertices and compute the midpoint. <text:s/>Following that, we want Excel to use the most recently added midpoint, randomly select an original vertex and compute the midpoint. <text:s/>So to make things a little easier, we'll add a third column to represent the row of the randomly selected vertex. <text:s/>We can use a formula later to use this information to compute the midpoint.</text:p>
      <text:p text:style-name="Text_20_body">Another thing that will make things a little easier is to just select the third vertex and randomly select one of the first two (only the first time we compute a midpoint). <text:s/>So in cell C5, we put the following formula: =RANDBETWEEN(2,3)</text:p>
      <text:p text:style-name="Text_20_body">This randomly selects an integer between 2 and 3 inclusive. <text:s/>This number will be the row of the spreadsheet that represents our randomly selected vertex. <text:s/>To compute the midpoint of the vertex specified in row 4 and a vertex randomly selected from rows 2 and 3, we simply use the row in C5 to obtain the x and y component of the randomly selected point. <text:s/>In the example illustrated in the figure below, the randomly selected row is 2 (in cell C5). <text:s/>This row represents the vertex (0,0). <text:s/>So we want to compute the midpoint of this vertex and the point (7.5,13) and put that in row 5:</text:p>
      <text:p text:style-name="Text_20_body">x = (7.5 + 0) / 2 = 7.5 / 2 = 3.75</text:p>
      <text:p text:style-name="Text_20_body">y = (13 + 0) / 2 = 13 / 2 = 6.5</text:p>
      <text:p text:style-name="Text_20_body">So our new point is (3.75,6.5) or truncated to one place after the decimal point, (3.8, 6.5).</text:p>
      <text:p text:style-name="Text_20_body">To compute this in Excel, we enter the following in cell A5: =(A4+INDIRECT(“A”&amp;C5))/2</text:p>
      <text:p text:style-name="Text_20_body">And the following in cell B5: =(B4+INDIRECT(“B”&amp;C5))/2</text:p>
      <text:p text:style-name="Text_20_body"><draw:frame draw:style-name="fr2" draw:name="Object3" text:anchor-type="paragraph" svg:width="1.2091in" svg:height="1.039in" draw:z-index="2"><draw:object xlink:href="./Object 3" xlink:type="simple" xlink:show="embed" xlink:actuate="onLoad"/><draw:image xlink:href="./ObjectReplacements/Object 3" xlink:type="simple" xlink:show="embed" xlink:actuate="onLoad"/></draw:frame></text:p>
      <text:p text:style-name="Text_20_body">So what do these formulas do exactly? <text:s/>Well, let's first look at what “A”&amp;C5 does. <text:s/>This takes the character A and concatenates it to the value in cell C5. <text:s/>Since C5 contains the value 2, the result of “A”&amp;C5 is “A2” (which is the x component of the randomly chosen vertex). <text:s/>So we can now see how Excel now looks at our formula as: =(A4+INDIRECT(“A2”))/2</text:p>
      <text:p text:style-name="Text_20_body">Note that we do not enter this new formula. <text:s/>This is simply a way for us to note how Excel figures out what “A”&amp;C5 actually mean.</text:p>
      <text:p text:style-name="Text_20_body">INDIRECT is a function that returns the contents of a cell that is referenced in text form (in this case, A2). <text:s/>So Excel now looks at our formula as: =(A4+A2)/2</text:p>
      <text:p text:style-name="Text_20_body"><text:soft-page-break/>This is the midpoint formula for the x component! <text:s/>A4 contains 7.5 and A2 contains 0. <text:s/>(7.5 + 0) / 2 = 3.75 as we calculated earlier. <text:s/>And this value is placed in cell A5.</text:p>
      <text:p text:style-name="Text_20_body">The same is true for the y component except that the formula changes slightly to reflect the y column: =(B4+INDIRECT(“B”&amp;C5))/2</text:p>
      <text:p text:style-name="Text_20_body">So now we've computed a single midpoint. <text:s/>For the remainder of the points (say 100), we want to select the newest midpoint (the one we just added), randomly select one of the three vertices and compute a new midpoint. <text:s/>So we can enter the following formula in cell C6: =RANDBETWEEN(2,4)</text:p>
      <text:p text:style-name="Text_20_body">This now tells Excel to randomly select a row representing any of the three vertices. <text:s/>Remember that before we used the last vertex and selected a random one from the first two. <text:s/>Since we're selecting the midpoint this time (and hereafter), we need to randomly select from one of the original three. <text:s/>This is why this formula changes.</text:p>
      <text:p text:style-name="Text_20_body">We enter the following formula in cell A6: =(A5+INDIRECT(“A”&amp;C6))/2</text:p>
      <text:p text:style-name="Text_20_body">And the following in cell B6: =(B5+INDIRECT(“B”&amp;C6))/2</text:p>
      <text:p text:style-name="Text_20_body">We now have a spreadsheet similar to the following:</text:p>
      <text:p text:style-name="Text_20_body"><draw:frame draw:style-name="fr2" draw:name="Object4" text:anchor-type="paragraph" svg:width="1.2091in" svg:height="1.2161in" draw:z-index="3"><draw:object xlink:href="./Object 4" xlink:type="simple" xlink:show="embed" xlink:actuate="onLoad"/><draw:image xlink:href="./ObjectReplacements/Object 4" xlink:type="simple" xlink:show="embed" xlink:actuate="onLoad"/></draw:frame></text:p>
      <text:p text:style-name="Text_20_body">We could plot these extra points now, but we still wouldn't see much. <text:s/>So let's copy and paste the formulas in A6 through C6 all the way down to A100 through C100. <text:s/>There are several ways to do this, but perhaps the simplest is to highlight cells A6 through C6 by clicking on cell A6, holding down the left mouse button, moving the mouse to cell C6, and releasing the left mouse button. <text:s/>You'll notice a small black square on the bottom right of your selection. <text:s/>We can left-click on this “block”, hold down the mouse button, move the mouse to cell C100, and release the left mouse button. <text:s/>Notice how all the cells get filled in automatically!</text:p>
      <text:p text:style-name="Text_20_body">We can now alter our scatter plot by right-clicking on it and selecting Data. <text:s/>We now change this to: =Sheet1!$A$2:$B$100</text:p>
      <text:p text:style-name="Text_20_body">The plot changes, but it might still not be enough to see the Sierpinski triangle. <text:s/>So let's add a total of 1,000 points by doing as before and copying our formulas in cells A100 through C100 all the way down to cells A1000 through C1000. <text:s/>This may take some time, and there's an easier way to do this. <text:s/>If we highlight cells A100 through C1000, we can then click on Edit, then Fill, and finally Down. <text:s/>To highlight cells A100 through C1000 simply click on cell A100 (and release), scroll down to row 1000, then hold the shift key and click on cell C1000 (and release).</text:p>
      <text:p text:style-name="Text_20_body">Then we can change our plot to display data in cells A2 through B1000. <text:s/>See anything appear?</text:p>
      <text:p text:style-name="Text_20_body">Try to add a total of 5,000 points and changing your plot to plot all of them.</text:p>
      <text:p text:style-name="Text_20_body">We can also add a variety of plots that each display a different number of points. <text:s/>For example, create a scatter plot that plots the three vertices as you did before. <text:s/>Now create second one that plots 500 points, a third that plots 1,000 points, and a fourth that plots all 5,000 points. <text:s/>Note the differences.</text:p>
      <text:p text:style-name="P1"><text:soft-page-break/>A Variation on the Chaos Game</text:p>
      <text:p text:style-name="Text_20_body">The chaos game can be played with a different number of initial vertices. <text:s/>For example, we can try the four vertices of a square. <text:s/>We can create a new spreadsheet for this. <text:s/>Note that at the bottom left of the screen, Excel lists three different sheets all selectable by clicking on the appropriate sheet's tab. <text:s/>Sheet1 is currently selected. <text:s/>We can select Sheet2 and play the chaos game with 4 vertices. <text:s/>To add a new sheet, we can right-click on a sheet tab and Insert a new sheet. <text:s/>We can name it whatever we wish, but the default is Sheet4.</text:p>
      <text:p text:style-name="Text_20_body">OK back to the chaos game with 4 vertices. <text:s/>Many points can be used to describe the vertices of a square; for example, try the points (0,0), (10,0), (0,10), and (10,10). <text:s/>The formulas are very similar. <text:s/>The first new point is simply computed by using the last two vertices. <text:s/>From then on, we use this midpoint and select one of the four original vertices randomly. <text:s/>What happens when you plot 1,000 points? <text:s/>How about if, instead of computing the midpoint, we compute a point that is 90% of the way to the randomly selected vertex? <text:s/>Our formula for this changes slightly (e.g., in cell A10) to: =(A9+INDIRECT(“A”&amp;C10))*0.90</text:p>
      <text:p text:style-name="Text_20_body">And (e.g., in cell B10) to: =(B9+INDIRECT(“B”&amp;C10))*0.90</text:p>
      <text:p text:style-name="Text_20_body">How does this change the fractal when plotting 5,000 points?</text:p>
      <text:p text:style-name="Text_20_body">What about trying the 5 vertices of a pentagon at the following points: (0,5.8), (1.9,0), (8,0), (9.9,5.8), and (5,9.3)</text:p>
      <text:p text:style-name="Text_20_body">And changing the the formula (e.g., in cell A10) to: =(A9+INDIRECT(“A”&amp;C10))*0.382?</text:p>
      <text:p text:style-name="Text_20_body">And (e.g., in cell B10) to: =(B9+INDIRECT(“B”&amp;C10))*0.382?</text:p>
      <text:p text:style-name="Text_20_body">Try that with 100 points. <text:s/>Then 1,000. <text:s/>Then 5,000.</text:p>
      <text:p text:style-name="Text_20_body">Note how the fractal is contained in an area smaller than is defined by the original 5 points. <text:s/>We can change the formulas so that the fractal is contained within the entire original pentagon and scaled “up” by changing the formula (e.g., in cell A7) to:</text:p>
      <text:p text:style-name="Text_20_body">=ABS(A6-INDIRECT("A"&amp;C7))*IF(A6&gt;INDIRECT("A"&amp;C7),0.382,1-0.382)+MIN(A6,INDIRECT("A"&amp;C7))</text:p>
      <text:p text:style-name="Text_20_body">And (e.g., in cell B7) to:</text:p>
      <text:p text:style-name="Text_20_body">=ABS(B6-INDIRECT("B"&amp;C7))*IF(B6&gt;INDIRECT("B"&amp;C7),0.382,1-0.382)+MIN(B6,INDIRECT("B"&amp;C7))</text:p>
      <text:p text:style-name="Text_20_body">Although this seems complicated, it's really just picking a distance that is 38.2% <text:s/>from the point component that is smaller in size. <text:s/>That means we might go 38.2% of the way from the first point in the x direction and 38.2% of the way from the second point in the y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Cyber Science<text:tab/>Lesson 19<text:tab/>Fractals in Exc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an Gourd</meta:initial-creator>
    <meta:creation-date>2011-02-02T14:50:14</meta:creation-date>
    <dc:date>2011-02-03T14:29:06</dc:date>
    <dc:creator>Jean Gourd</dc:creator>
    <meta:editing-duration>PT23H38M52S</meta:editing-duration>
    <meta:editing-cycles>33</meta:editing-cycles>
    <meta:generator>OpenOffice.org/3.2$Linux OpenOffice.org_project/320m12$Build-9483</meta:generator>
    <meta:document-statistic meta:table-count="0" meta:image-count="0" meta:object-count="4" meta:page-count="5" meta:paragraph-count="66" meta:word-count="2390" meta:character-count="13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116">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pline-order="3" chart:right-angled-axes="true"/>
    </style:style>
    <style:style style:name="ch3" style:family="chart" style:data-style-name="N116">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4" style:family="chart" style:data-style-name="N116">
      <style:chart-properties chart:symbol-type="named-symbol" chart:symbol-name="diamond" chart:symbol-width="0.1cm" chart:symbol-height="0.1cm" chart:link-data-style-to-source="false"/>
      <style:graphic-properties draw:stroke="none" svg:stroke-width="0.088cm" svg:stroke-color="#004586" draw:fill-color="#004586"/>
      <style:text-properties fo:font-size="6pt" style:font-size-asian="6pt" style:font-size-complex="6pt"/>
    </style:style>
    <style:style style:name="ch5" style:family="chart">
      <style:graphic-properties draw:stroke="solid" svg:stroke-color="#b3b3b3" draw:fill="none" draw:fill-color="#e6e6e6"/>
    </style:style>
    <style:style style:name="ch6" style:family="chart">
      <style:graphic-properties svg:stroke-color="#b3b3b3" draw:fill-color="#cccccc"/>
    </style:style>
  </office:automatic-styles>
  <office:body>
    <office:chart>
      <chart:chart svg:width="7.804cm" svg:height="6.827cm" xlink:href="." chart:class="chart:scatter" chart:style-name="ch1">
        <chart:plot-area chart:style-name="ch2" chart:data-source-has-labels="both" svg:x="0.156cm" svg:y="0.136cm" svg:width="7.492cm" svg:height="6.555cm">
          <chart:axis chart:dimension="x" chart:name="primary-x" chart:style-name="ch3">
            <chart:categories table:cell-range-address="local-table.$A$2:.$A$4"/>
          </chart:axis>
          <chart:axis chart:dimension="y" chart:name="primary-y" chart:style-name="ch3"/>
          <chart:series chart:style-name="ch4" chart:values-cell-range-address="local-table.$C$2:.$C$4" chart:label-cell-address="local-table.$C$1" chart:class="chart:scatter">
            <chart:domain table:cell-range-address="local-table.$B$2:.$B$4"/>
            <chart:data-point chart:repeated="3"/>
          </chart:series>
          <chart:wall chart:style-name="ch5"/>
          <chart:floor chart:style-name="ch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5">
                <text:p>15</text:p>
              </table:table-cell>
              <table:table-cell office:value-type="float" office:value="0">
                <text:p>0</text:p>
              </table:table-cell>
            </table:table-row>
            <table:table-row>
              <table:table-cell office:value-type="string">
                <text:p>3</text:p>
              </table:table-cell>
              <table:table-cell office:value-type="float" office:value="7.5">
                <text:p>7.5</text:p>
              </table:table-cell>
              <table:table-cell office:value-type="float" office:value="13">
                <text:p>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146in"/>
    </style:style>
    <style:style style:name="ro1" style:family="table-row">
      <style:table-row-properties style:row-height="0.178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data-style-name="N117">
      <style:table-cell-properties fo:background-color="#ffffcc" style:text-align-source="fix" style:repeat-content="false"/>
      <style:paragraph-properties fo:text-align="center" fo:margin-left="0in"/>
    </style:style>
    <style:style style:name="ta_extref" style:family="table">
      <style:table-properties table:display="false"/>
    </style:style>
  </office:automatic-styles>
  <office:body>
    <office:spreadsheet>
      <table:calculation-settings table:case-sensitive="false" table:automatic-find-labels="false"/>
      <table:table table:name="Sheet1" table:style-name="ta1" table:print="false">
        <table:table-column table:style-name="co1" table:number-columns-repeated="2" table:default-cell-style-name="ce2"/>
        <table:table-row table:style-name="ro1">
          <table:table-cell table:style-name="ce1" office:value-type="string">
            <text:p>x</text:p>
          </table:table-cell>
          <table:table-cell table:style-name="ce1" office:value-type="string">
            <text:p>y</text:p>
          </table:table-cell>
        </table:table-row>
        <table:table-row table:style-name="ro2">
          <table:table-cell table:number-columns-repeated="2" office:value-type="float" office:value="0">
            <text:p>0.0</text:p>
          </table:table-cell>
        </table:table-row>
        <table:table-row table:style-name="ro2">
          <table:table-cell office:value-type="float" office:value="15">
            <text:p>15.0</text:p>
          </table:table-cell>
          <table:table-cell office:value-type="float" office:value="0">
            <text:p>0.0</text:p>
          </table:table-cell>
        </table:table-row>
        <table:table-row table:style-name="ro2">
          <table:table-cell office:value-type="float" office:value="7.5">
            <text:p>7.5</text:p>
          </table:table-cell>
          <table:table-cell office:value-type="float" office:value="13">
            <text:p>13.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2">02/02/2011</text:date>, <text:time>15:29: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146in"/>
    </style:style>
    <style:style style:name="co2" style:family="table-column">
      <style:table-column-properties fo:break-before="auto" style:column-width="0.5839in"/>
    </style:style>
    <style:style style:name="co3"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data-style-name="N117">
      <style:table-cell-properties fo:background-color="#ffffcc" style:text-align-source="fix" style:repeat-content="false"/>
      <style:paragraph-properties fo:text-align="center" fo:margin-left="0in"/>
    </style:style>
    <style:style style:name="ce3" style:family="table-cell" style:parent-style-name="Default" style:data-style-name="N117">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cccccc" style:text-align-source="fix" style:repeat-content="fals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ta_extref" style:family="table">
      <style:table-properties table:display="false"/>
    </style:style>
  </office:automatic-styles>
  <office:body>
    <office:spreadsheet>
      <table:calculation-settings table:case-sensitive="false" table:automatic-find-labels="false"/>
      <table:table table:name="Sheet1" table:style-name="ta1" table:print="false">
        <table:table-column table:style-name="co1" table:number-columns-repeated="2" table:default-cell-style-name="ce2"/>
        <table:table-column table:style-name="co2" table:default-cell-style-name="ce5"/>
        <table:table-row table:style-name="ro1">
          <table:table-cell table:style-name="ce1" office:value-type="string">
            <text:p>x</text:p>
          </table:table-cell>
          <table:table-cell table:style-name="ce1" office:value-type="string">
            <text:p>y</text:p>
          </table:table-cell>
          <table:table-cell table:style-name="ce4" office:value-type="string">
            <text:p>random</text:p>
            <text:p>vertex</text:p>
          </table:table-cell>
        </table:table-row>
        <table:table-row table:style-name="ro2">
          <table:table-cell table:number-columns-repeated="2" office:value-type="float" office:value="0">
            <text:p>0.0</text:p>
          </table:table-cell>
          <table:table-cell/>
        </table:table-row>
        <table:table-row table:style-name="ro2">
          <table:table-cell office:value-type="float" office:value="15">
            <text:p>15.0</text:p>
          </table:table-cell>
          <table:table-cell office:value-type="float" office:value="0">
            <text:p>0.0</text:p>
          </table:table-cell>
          <table:table-cell/>
        </table:table-row>
        <table:table-row table:style-name="ro2">
          <table:table-cell office:value-type="float" office:value="7.5">
            <text:p>7.5</text:p>
          </table:table-cell>
          <table:table-cell office:value-type="float" office:value="13">
            <text:p>13.0</text:p>
          </table:table-cell>
          <table:table-cell/>
        </table:table-row>
        <table:table-row table:style-name="ro2">
          <table:table-cell table:style-name="ce3" table:formula="of:=([.A4]+INDIRECT(&quot;A&quot;&amp;[.C5]))/2" office:value-type="float" office:value="3.75">
            <text:p>3.8</text:p>
          </table:table-cell>
          <table:table-cell table:style-name="ce3" table:formula="of:=([.B4]+INDIRECT(&quot;B&quot;&amp;[.C5]))/2" office:value-type="float" office:value="6.5">
            <text:p>6.5</text:p>
          </table:table-cell>
          <table:table-cell table:style-name="ce6" table:formula="of:=RANDBETWEEN(2;3)" office:value-type="float" office:value="2">
            <text:p>2</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3">02/03/2011</text:date>, <text:time>14:29: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146in"/>
    </style:style>
    <style:style style:name="co2" style:family="table-column">
      <style:table-column-properties fo:break-before="auto" style:column-width="0.5839in"/>
    </style:style>
    <style:style style:name="co3" style:family="table-column">
      <style:table-column-properties fo:break-before="auto" style:column-width="0.892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17">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data-style-name="N117">
      <style:table-cell-properties fo:background-color="#ffffcc" style:text-align-source="fix" style:repeat-content="false"/>
      <style:paragraph-properties fo:text-align="center" fo:margin-left="0in"/>
    </style:style>
    <style:style style:name="ce3" style:family="table-cell" style:parent-style-name="Default" style:data-style-name="N117">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fo:background-color="#cccccc" style:text-align-source="fix" style:repeat-content="fals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ta_extref" style:family="table">
      <style:table-properties table:display="false"/>
    </style:style>
  </office:automatic-styles>
  <office:body>
    <office:spreadsheet>
      <table:calculation-settings table:case-sensitive="false" table:automatic-find-labels="false"/>
      <table:table table:name="Sheet1" table:style-name="ta1" table:print="false">
        <table:table-column table:style-name="co1" table:number-columns-repeated="2" table:default-cell-style-name="ce2"/>
        <table:table-column table:style-name="co2" table:default-cell-style-name="ce5"/>
        <table:table-row table:style-name="ro1">
          <table:table-cell table:style-name="ce1" office:value-type="string">
            <text:p>x</text:p>
          </table:table-cell>
          <table:table-cell table:style-name="ce1" office:value-type="string">
            <text:p>y</text:p>
          </table:table-cell>
          <table:table-cell table:style-name="ce4" office:value-type="string">
            <text:p>random</text:p>
            <text:p>vertex</text:p>
          </table:table-cell>
        </table:table-row>
        <table:table-row table:style-name="ro2">
          <table:table-cell table:number-columns-repeated="2" office:value-type="float" office:value="0">
            <text:p>0.0</text:p>
          </table:table-cell>
          <table:table-cell/>
        </table:table-row>
        <table:table-row table:style-name="ro2">
          <table:table-cell office:value-type="float" office:value="15">
            <text:p>15.0</text:p>
          </table:table-cell>
          <table:table-cell office:value-type="float" office:value="0">
            <text:p>0.0</text:p>
          </table:table-cell>
          <table:table-cell/>
        </table:table-row>
        <table:table-row table:style-name="ro2">
          <table:table-cell office:value-type="float" office:value="7.5">
            <text:p>7.5</text:p>
          </table:table-cell>
          <table:table-cell office:value-type="float" office:value="13">
            <text:p>13.0</text:p>
          </table:table-cell>
          <table:table-cell/>
        </table:table-row>
        <table:table-row table:style-name="ro2">
          <table:table-cell table:style-name="ce3" table:formula="of:=([.A4]+INDIRECT(&quot;A&quot;&amp;[.C5]))/2" office:value-type="float" office:value="3.75">
            <text:p>3.8</text:p>
          </table:table-cell>
          <table:table-cell table:style-name="ce3" table:formula="of:=([.B4]+INDIRECT(&quot;B&quot;&amp;[.C5]))/2" office:value-type="float" office:value="6.5">
            <text:p>6.5</text:p>
          </table:table-cell>
          <table:table-cell table:style-name="ce6" table:formula="of:=RANDBETWEEN(2;3)" office:value-type="float" office:value="2">
            <text:p>2</text:p>
          </table:table-cell>
        </table:table-row>
        <table:table-row table:style-name="ro2">
          <table:table-cell table:style-name="ce3" table:formula="of:=([.A5]+INDIRECT(&quot;A&quot;&amp;[.C6]))/2" office:value-type="float" office:value="5.625">
            <text:p>5.6</text:p>
          </table:table-cell>
          <table:table-cell table:style-name="ce3" table:formula="of:=([.B5]+INDIRECT(&quot;B&quot;&amp;[.C6]))/2" office:value-type="float" office:value="9.75">
            <text:p>9.8</text:p>
          </table:table-cell>
          <table:table-cell table:style-name="ce6" table:formula="of:=RANDBETWEEN(2;4)" office:value-type="float" office:value="4">
            <text:p>4</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3">02/03/2011</text:date>, <text:time>14:29:06</text:time></text:p>
        </style:region-right>
      </style:header>
      <style:header-left style:display="false"/>
      <style:footer>
        <text:p>Page <text:page-number>1</text:page-number> / <text:page-count>99</text:page-count></text:p>
      </style:footer>
      <style:footer-left style:display="false"/>
    </style:master-page>
  </office:master-styles>
</office:document-styles>
</file>